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2.2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56" table:default-cell-style-name="ce1"/>
        <table:table-row table:style-name="ro1">
          <table:table-cell office:value-type="string" calcext:value-type="string">
            <text:p>Ananda Marga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Japanese Red Army (JRA)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aoists</text:p>
          </table:table-cell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eitei extremists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izo National Front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uslims</text:p>
          </table:table-cell>
          <table:table-cell office:value-type="float" office:value="34" calcext:value-type="float">
            <text:p>34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aga People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axalites</text:p>
          </table:table-cell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Palestinians</text:p>
          </table:table-cell>
          <table:table-cell office:value-type="float" office:value="9" calcext:value-type="float">
            <text:p>9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People's Liberation Army (India)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kali Dal Party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ll India Sikh Students Federation (AISSF)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llah's Tigers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nti-Immigrant Activists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nti-Socials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Babbar Khalsa International (BKI)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Bhinderanwale Tiger Force of Khalistan (BTHK)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Bodo Militants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ommunist Party of India</text:p>
          </table:table-cell>
          <table:table-cell office:value-type="float" office:value="1" calcext:value-type="float">
            <text:p>1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Dishmish Regiment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Dissident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Extremists</text:p>
          </table:table-cell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Fedayeen Khalq (People's Commandos)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Gunmen</text:p>
          </table:table-cell>
          <table:table-cell office:value-type="float" office:value="15" calcext:value-type="float">
            <text:p>15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Gurkha National Liberation Front (GNLF)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nsurgents</text:p>
          </table:table-cell>
          <table:table-cell office:value-type="float" office:value="1" calcext:value-type="float">
            <text:p>1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ranians</text:p>
          </table:table-cell>
          <table:table-cell office:value-type="float" office:value="1" calcext:value-type="float">
            <text:p>1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Jammu and Kashmir Liberation Front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Jarnail Khalsa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Karamyit Singh</text:p>
          </table:table-cell>
          <table:table-cell office:value-type="float" office:value="1" calcext:value-type="float">
            <text:p>1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Kashmiri Militants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Khalistan Commando Force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Khalistan Liberation Force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Kisar Liberation Movement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Liberation Tigers of Tamil Eelam (LTTE)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aoist Communist Center (MCC)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uslim Militants</text:p>
          </table:table-cell>
          <table:table-cell office:value-type="float" office:value="1" calcext:value-type="float">
            <text:p>1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uslim Separatis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National Socialist Council of Nagaland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Organization of Arab Fedayeen Cell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eople's War Group (PWG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ro-pakistani militan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Revolutionary Organization of Socialist Moslem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Saffron Tige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Scooter Borne terroris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Secessionis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Separatis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Sikh Extremis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amil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erroris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ribal Separatis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ripura National Volunteers (TNV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ripura Nationalis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United Liberation Front of Assam (ULF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chik National Volunteer Council (ANVC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divasi National Liberation Army (ANL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khilesh Singh Gang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 Nasirin (Indi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-Arifeen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-Bad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-Faj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-Hamas Mujahideen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l India Anna Dravida Munetra Kazgan Party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l Kamatapur Liberation Forc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l Tripura Tiger Force (ATTF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-Madina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-Mansoorian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-Nasireen Group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-Shuda Brigad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-Umar Mujahideen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Bandi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Bhumi Uchched Pratirodh Committee (BUPC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Black Widow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Bodo Liberation Tigers (BLT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Bodo People�s Front (BPF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itizen's Rights Protection Voluntee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ommunist Party of India - Maoist (CPI-Maoist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ommunist Party of India- Marxist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ommunist Party of India- Marxist-Leninist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eccan Mujahideen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ima Halao Daoga (DHD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Guerrilla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arakat ul-Mujahidin (HuM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arkatul Jihad-e-Islami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izbul Mujahideen (HM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mar People's Convention-Democracy (HPC-D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dian Mujahideen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dividual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slamic Fateh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slamic Front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Jaish-e-Mohammad (JeM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Jamiat ul-Mujahedin (JuM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Jharkhand Liberation Tigers (JLT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amtapur Liberation Organization (KLO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anglei Yawol Kanna Lup (KYKL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angleipak Communist Party (KCP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arbi Longri National Liberation Front (KLNLF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arbi Longri North Cachar Liberation Front (KLNLF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arbi National Volunteers (KNV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arbi Trib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ashmir Freedom Forc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uki Liberation Army (KL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uki National Army (KN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uki National Front (KNF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uki Revolutionary Army (KR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Lashkar-e-Jhangvi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Lashkar-e-Taiba (LeT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Mahaz-e-Inquilab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Militan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Miscrean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Muslim Rebel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Naga People�s Council (NPC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National Democratic Front of Bodoland (NDFB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National Liberation Front of Tripura (NLFT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National People�s Party (Rashtriya Janata Dal - RJD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National Socialist Council of Nagaland-Isak-Muivah (NSCN-IM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National Socialist Council of Nagaland-Khaplang (NSCN-K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eople's Committee against Police Atrocities (PCP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eople's Liberation Front of India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eople's Revolutionary Party of Kangleipak (PREPAK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eople's United Liberation Front (PULF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orattom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raveen Dalam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Ranbir Sena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Rashtriya Swayamsevak Sangh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Rebel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Save Kashmir Movement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Students Islamic Movement of India (SIMI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amil Nadu Liberation Army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ehrik al-Mojahedin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ehrik-e-Galba Islam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ritiya Prastuti Committee (Indi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United Bengali Liberation Front (UBLF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United Democratic Terai Liberation Front (UDTLF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United Jihad Council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United Kuki Liberation Front (UKLF) - India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United National Liberation Front (UNLF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United People's Democratic Solidarity (UPDS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Vishwa Hindu Parishad (VHP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chik National Cooperative Army (ANC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chik National Liberation Army (ANL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chik National Volunteer Council-B (ANVC-B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'chik Songna An'pachakgipa Kotok (ASAK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'chik Tiger Forc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divasi Cobra Militants of Assam (ACM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divasi People's Army (AP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l Ummah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Bengali Sangram Mukti Bahini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Bru National Liberation Front (BNLF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oordination Committee (CORCOM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ima Hasao National Army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Garo National Liberation Army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ill Tiger Force (HTF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ynniewtrep National Liberation Council (HNLC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slamic Movement of Kashmi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Jamaat-E-Islami (India/Pakistan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Jammu and Kashmir Islamic Front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Jharkhand Bachao Aandolan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Jharkhand Janmukti Parishad (JJP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Jharkhand Prastuti Committee (JPC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arbi People's Liberation Tigers (KPLT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hasi Students Union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uki National Liberation Front (KNLF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uki Tribal Militan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Kuki tribesmen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Manipur Naga People's Army (MNP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Manipur Nationalist Revolutionary Party (MNRP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Maoist Communist Party of Manipu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Muslim United Liberation Tigers of Assam (MULT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Naga National Council (NNC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National Liberation Council of Taniland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National Liberation Force of Bengalis (Bangali Janamukti Bahini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National Santhali Liberation Army (NSl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National Socialist Council of Nagaland-Khole-Kitovi (NSCN-KK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New People's Army (NP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ahadi Cheetah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attali Makkal Katchi (PMK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eople's Revolutionary Party of Kangleipak-Progressive (PREPAK-P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Rabha National Security Forc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Shiv Sena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elangana Separatist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erai Janatantrik Party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ribesmen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United A'chik Liberation Army (UAL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United Democratic Liberation Army (UDL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United Karbi Liberation Army (UKl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United Liberation Front of Barak Valley (ULFBV) - India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United Revolutionary Front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United Tribal Liberation Army (UTLA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Volunteers of Innocent People of Nagas (VIPN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Yimchunger Liberation Front (YLF)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Youth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Zeliangrong United Front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Zomi Revolutionary Army (ZRA)</text:p>
          </table:table-cell>
          <table:table-cell table:number-columns-repeated="256"/>
        </table:table-row>
        <table:table-row table:style-name="ro1" table:number-rows-repeated="1048380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3:46:43.311991522</meta:creation-date>
    <dc:date>2016-04-09T16:40:04.829706755</dc:date>
    <meta:editing-duration>PT1H22M13S</meta:editing-duration>
    <meta:editing-cycles>8</meta:editing-cycles>
    <meta:generator>LibreOffice/5.0.2.2$Linux_X86_64 LibreOffice_project/00m0$Build-2</meta:generator>
    <meta:document-statistic meta:table-count="1" meta:cell-count="232" meta:object-count="0"/>
  </office:meta>
</office:document-meta>
</file>